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ar Ms. Pierce,</text:p>
      <text:p text:style-name="Standard"/>
      <text:p text:style-name="Standard">James Hoyt recently informed me of opportunities for a C# programmer and gameplay programmer at Bioware Austin. I feel that I would make an excellent member to your team for either position.</text:p>
      <text:p text:style-name="Standard"/>
      <text:p text:style-name="Standard">On December 29<text:span text:style-name="T1">th</text:span> I will be graduating from the University of Virginia's School of Engineering with a Bachelors of Science in Computer Science. Last summer I worked an internship in Ireland with Arithon UK, where I became a valued team member and development leader of a social networking site for a US based client. While at UVA I contributed to and led a variety of student game projects through the Student Game Developers club and as part of traditional coursework. <text:s/></text:p>
      <text:p text:style-name="Standard"/>
      <text:p text:style-name="Standard">I'm fluent in C#, C++, and Java, with capable knowledge in HTML, PHP/MySQL, and C. I have experience with using development IDEs such as Visual Studio and Eclipse, along with source control through SVN, Git, and Jazz. <text:s/>During my studies I picked up key skills in computer graphics and OpenGL, algorithms, artificial intelligence, web services and game design. </text:p>
      <text:p text:style-name="Standard"/>
      <text:p text:style-name="Standard">My strong education, experience in leading and working with a team, and my long lasting love of video gaming make me a strong candidate for this position. The best way to contact me would be through either my cell phone, at 804.263.5618, or through email at <text:a xlink:type="simple" xlink:href="mailto:djtessari@gmail.com">djtessari@gmail.com</text:a>. <text:s/>I can be reached most times during the day but am more available in the afternoon and evening. <text:s/>I look forward to discussing this exciting opportunity with you soon.</text:p>
      <text:p text:style-name="Standard"/>
      <text:p text:style-name="Standard">Sincerely,</text:p>
      <text:p text:style-name="Standard"/>
      <text:p text:style-name="Standard"/>
      <text:p text:style-name="Standard">Domenic Tessar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menic Tessari</meta:initial-creator>
    <meta:creation-date>2011-12-01T00:15:42.49</meta:creation-date>
    <dc:date>2011-12-01T10:36:46.74</dc:date>
    <dc:creator>Domenic Tessari</dc:creator>
    <meta:editing-duration>PT38M34S</meta:editing-duration>
    <meta:editing-cycles>3</meta:editing-cycles>
    <meta:generator>OpenOffice.org/3.3$Win32 OpenOffice.org_project/330m20$Build-9567</meta:generator>
    <meta:document-statistic meta:table-count="0" meta:image-count="0" meta:object-count="0" meta:page-count="1" meta:paragraph-count="7" meta:word-count="252" meta:character-count="1506"/>
  </office:meta>
</office:document-meta>
</file>